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15.75" calcext:value-type="float">
            <text:p>215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2415730337079" calcext:value-type="float">
            <text:p>2.42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8:47:57.284064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3T18:47:41.806274267</dc:date>
    <meta:editing-duration>PT2H36M21S</meta:editing-duration>
    <meta:editing-cycles>109</meta:editing-cycles>
    <meta:generator>LibreOffice/24.2.7.2$Linux_X86_64 LibreOffice_project/420$Build-2</meta:generator>
    <meta:document-statistic meta:table-count="1" meta:cell-count="292" meta:object-count="0"/>
  </office:meta>
</office:document-meta>
</file>